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objectwithoutfill">
      <style:graphic-properties svg:stroke-width="0.1cm" draw:marker-start="Arrowhead_20_1" draw:marker-start-width="0.35cm" draw:marker-end="Arrowhead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="" draw:marker-start-width="0.35cm" draw:marker-end="Arrowhead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head_20_1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Dashed_20__28_var_29_" svg:stroke-width="0.1cm" draw:marker-start="Arrowhead_20_1" draw:marker-start-width="0.35cm" draw:marker-end="Arrowhead_20_1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head_20_1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draw:marker-end="Arrowhead_20_1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.4cm"/>
    </style:style>
    <style:style style:name="gr13" style:family="graphic" style:parent-style-name="objectwithoutfill">
      <style:graphic-properties draw:marker-start="Arrow" draw:marker-end="Arrow" draw:fill="none" draw:textarea-vertical-align="middle"/>
    </style:style>
    <style:style style:name="gr14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2pt" style:font-size-asian="7pt" style:font-size-complex="7pt"/>
    </style:style>
    <style:style style:name="T1" style:family="text">
      <style:text-properties fo:font-family="Arial" style:font-style-name="Regular" style:font-family-generic="swiss" fo:font-size="7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2" style:family="text">
      <style:text-properties style:text-position="sub 58%" fo:font-family="Arial" style:font-family-generic="roman" style:font-pitch="variable" fo:font-size="7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3" style:family="text">
      <style:text-properties style:text-position="0% 100%" fo:font-family="Arial" style:font-style-name="Regular" style:font-family-generic="swiss" fo:font-size="7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4" style:family="text">
      <style:text-properties style:text-position="sub 58%" fo:font-family="Arial" style:font-family-generic="roman" style:font-pitch="variable" fo:font-size="12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5" style:family="text">
      <style:text-properties fo:font-size="12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6" style:family="text">
      <style:text-properties style:text-position="0% 100%" fo:font-family="Arial" style:font-style-name="Regular" style:font-family-generic="swiss" fo:font-size="12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14.6cm" svg:x2="17.3cm" svg:y2="8cm">
          <text:p/>
        </draw:line>
        <draw:line draw:style-name="gr1" draw:text-style-name="P1" draw:layer="layout" svg:x1="2.6cm" svg:y1="13.9cm" svg:x2="18cm" svg:y2="13.9cm">
          <text:p/>
        </draw:line>
        <draw:line draw:style-name="gr1" draw:text-style-name="P1" draw:layer="layout" svg:x1="6.5cm" svg:y1="15.3cm" svg:x2="13cm" svg:y2="3.5cm">
          <text:p/>
        </draw:line>
        <draw:line draw:style-name="gr2" draw:text-style-name="P1" draw:layer="layout" svg:x1="9.1cm" svg:y1="11.8cm" svg:x2="14.7cm" svg:y2="9.2cm">
          <text:p/>
        </draw:line>
        <draw:line draw:style-name="gr3" draw:text-style-name="P1" draw:layer="layout" svg:x1="9.2cm" svg:y1="11.7cm" svg:x2="12.1cm" svg:y2="17.2cm">
          <text:p/>
        </draw:line>
        <draw:line draw:style-name="gr3" draw:text-style-name="P1" draw:layer="layout" svg:x1="14.6cm" svg:y1="9.3cm" svg:x2="17.5cm" svg:y2="14.5cm">
          <text:p/>
        </draw:line>
        <draw:line draw:style-name="gr4" draw:text-style-name="P1" draw:layer="layout" svg:x1="12cm" svg:y1="17.1cm" svg:x2="17.5cm" svg:y2="14.4cm">
          <text:p/>
        </draw:line>
        <draw:line draw:style-name="gr5" draw:text-style-name="P1" draw:layer="layout" svg:x1="12.3cm" svg:y1="10.5cm" svg:x2="8.9cm" svg:y2="7cm">
          <text:p/>
        </draw:line>
        <draw:line draw:style-name="gr6" draw:text-style-name="P1" draw:layer="layout" svg:x1="8.9cm" svg:y1="7.3cm" svg:x2="11.2cm" svg:y2="3.1cm">
          <text:p/>
        </draw:line>
        <draw:line draw:style-name="gr7" draw:text-style-name="P1" draw:layer="layout" svg:x1="11.2cm" svg:y1="3.3cm" svg:x2="15.9cm" svg:y2="8.8cm">
          <text:p/>
        </draw:line>
        <draw:line draw:style-name="gr8" draw:text-style-name="P1" draw:layer="layout" svg:x1="15.8cm" svg:y1="8.7cm" svg:x2="14.7cm" svg:y2="9.2cm">
          <text:p/>
        </draw:line>
        <draw:line draw:style-name="gr9" draw:text-style-name="P1" draw:layer="layout" svg:x1="12.1cm" svg:y1="10.4cm" svg:x2="11.6cm" svg:y2="5.9cm">
          <text:p/>
        </draw:line>
        <draw:line draw:style-name="gr10" draw:text-style-name="P1" draw:layer="layout" svg:x1="15.7cm" svg:y1="8.7cm" svg:x2="11.6cm" svg:y2="6cm">
          <text:p/>
        </draw:line>
        <draw:line draw:style-name="gr9" draw:text-style-name="P1" draw:layer="layout" svg:x1="14.3cm" svg:y1="13.9cm" svg:x2="12.1cm" svg:y2="10.3cm">
          <text:p/>
        </draw:line>
        <draw:line draw:style-name="gr9" draw:text-style-name="P1" draw:layer="layout" svg:x1="14.3cm" svg:y1="13.9cm" svg:x2="14.6cm" svg:y2="9.2cm">
          <text:p/>
        </draw:line>
        <draw:path draw:style-name="gr11" draw:text-style-name="P1" draw:layer="layout" svg:width="0.541cm" svg:height="0.717cm" draw:transform="rotate (-1.32959182416928) translate (14.6425682460449cm 13.6665316212239cm)" svg:viewBox="0 0 542 718" svg:d="m240 0c195 48 341 290 293 484s-168 267-363 220c-97-24-170-145-170-145">
          <text:p/>
        </draw:path>
        <draw:frame draw:style-name="gr12" draw:text-style-name="P2" draw:layer="layout" svg:width="1cm" svg:height="0.607cm" svg:x="14.3cm" svg:y="13.793cm">
          <draw:text-box>
            <text:p><text:span text:style-name="T1">Ө</text:span><text:span text:style-name="T2">1</text:span></text:p>
          </draw:text-box>
        </draw:frame>
        <draw:path draw:style-name="gr11" draw:text-style-name="P1" draw:layer="layout" svg:width="1.263cm" svg:height="1.294cm" draw:transform="rotate (-1.32959182416928) translate (14.8269613085782cm 13.1965727150989cm)" svg:viewBox="0 0 1264 1295" svg:d="m724 0c196 48 656 264 513 847s-726 439-823 415c0 0-315 26-414-410">
          <text:p/>
        </draw:path>
        <draw:frame draw:style-name="gr12" draw:text-style-name="P2" draw:layer="layout" svg:width="1cm" svg:height="0.607cm" svg:x="13.5cm" svg:y="14.114cm">
          <draw:text-box>
            <text:p><text:span text:style-name="T1">Ө</text:span><text:span text:style-name="T2">2</text:span></text:p>
          </draw:text-box>
        </draw:frame>
        <draw:path draw:style-name="gr11" draw:text-style-name="P1" draw:layer="layout" svg:width="1.082cm" svg:height="0.98cm" draw:transform="rotate (-1.32959182416928) translate (7.63195473680309cm 13.2108717223885cm)" svg:viewBox="0 0 1083 981" svg:d="m703 0c194 48 438 314 367 605s-412 414-605 366-724-384-313-798">
          <text:p/>
        </draw:path>
        <draw:path draw:style-name="gr13" draw:text-style-name="P1" draw:layer="layout" svg:width="0.31cm" svg:height="1.074cm" draw:transform="rotate (1.32959182416928) translate (11.5175865345996cm 11.0000572725039cm)" svg:viewBox="0 0 311 1075" svg:d="m311 8c-436-98-342 702-149 1067">
          <text:p/>
        </draw:path>
        <draw:path draw:style-name="gr13" draw:text-style-name="P1" draw:layer="layout" svg:width="0.76cm" svg:height="0.87cm" draw:transform="rotate (-1.81217536234571) translate (12.8818466117408cm 9.36132307690519cm)" svg:viewBox="0 0 761 871" svg:d="m761 0c-292 72-1092 166-610 871">
          <text:p/>
        </draw:path>
        <draw:frame draw:style-name="gr12" draw:text-style-name="P3" draw:layer="layout" svg:width="1cm" svg:height="0.864cm" svg:x="12.3cm" svg:y="8.7cm">
          <draw:text-box>
            <text:p><text:span text:style-name="T3">Ө</text:span><text:span text:style-name="T4">3</text:span></text:p>
          </draw:text-box>
        </draw:frame>
        <draw:path draw:style-name="gr13" draw:text-style-name="P1" draw:layer="layout" svg:width="0.828cm" svg:height="0.531cm" draw:transform="rotate (-1.81217536234571) translate (13.425cm 12.6cm)" svg:viewBox="0 0 829 532" svg:d="m0 0c120 486 368 656 829 440">
          <text:p/>
        </draw:path>
        <draw:line draw:style-name="gr9" draw:text-style-name="P1" draw:layer="layout" svg:x1="14.3cm" svg:y1="13.9cm" svg:x2="9.2cm" svg:y2="11.7cm">
          <text:p/>
        </draw:line>
        <draw:frame draw:style-name="gr12" draw:text-style-name="P3" draw:layer="layout" svg:width="1.8cm" svg:height="0.725cm" svg:x="16cm" svg:y="8.6cm">
          <draw:text-box>
            <text:p><text:span text:style-name="T5">i2-1</text:span></text:p>
          </draw:text-box>
        </draw:frame>
        <draw:frame draw:style-name="gr12" draw:text-style-name="P3" draw:layer="layout" svg:width="1.8cm" svg:height="0.725cm" svg:x="14.6cm" svg:y="9.075cm">
          <draw:text-box>
            <text:p><text:span text:style-name="T5">i1+1</text:span></text:p>
          </draw:text-box>
        </draw:frame>
        <draw:frame draw:style-name="gr12" draw:text-style-name="P3" draw:layer="layout" svg:width="1.8cm" svg:height="0.725cm" svg:x="8.6cm" svg:y="11.8cm">
          <draw:text-box>
            <text:p><text:span text:style-name="T5">i1</text:span></text:p>
          </draw:text-box>
        </draw:frame>
        <draw:frame draw:style-name="gr12" draw:text-style-name="P3" draw:layer="layout" svg:width="1cm" svg:height="0.725cm" svg:x="12.3cm" svg:y="10.2cm">
          <draw:text-box>
            <text:p><text:span text:style-name="T5">i2</text:span></text:p>
          </draw:text-box>
        </draw:frame>
        <draw:frame draw:style-name="gr12" draw:text-style-name="P3" draw:layer="layout" svg:width="1cm" svg:height="0.864cm" svg:x="9.5cm" svg:y="11.3cm">
          <draw:text-box>
            <text:p><text:span text:style-name="T3">Ө</text:span><text:span text:style-name="T4">4</text:span></text:p>
          </draw:text-box>
        </draw:frame>
        <draw:frame draw:style-name="gr12" draw:text-style-name="P3" draw:layer="layout" svg:width="1cm" svg:height="0.864cm" svg:x="12.2cm" svg:y="12.036cm">
          <draw:text-box>
            <text:p><text:span text:style-name="T6">α</text:span><text:span text:style-name="T4">1</text:span></text:p>
          </draw:text-box>
        </draw:frame>
        <draw:frame draw:style-name="gr12" draw:text-style-name="P3" draw:layer="layout" svg:width="1cm" svg:height="0.864cm" svg:x="11.4cm" svg:y="10.936cm">
          <draw:text-box>
            <text:p><text:span text:style-name="T6">α</text:span><text:span text:style-name="T4">2</text:span></text:p>
          </draw:text-box>
        </draw:frame>
        <draw:path draw:style-name="gr13" draw:text-style-name="P1" draw:layer="layout" svg:width="0.852cm" svg:height="0.496cm" draw:transform="rotate (-1.81217536234571) translate (10.7931278327137cm 11.4186896599363cm)" svg:viewBox="0 0 853 497" svg:d="m853 195c-290-341-778-232-853 302">
          <text:p/>
        </draw:path>
        <draw:line draw:style-name="gr1" draw:text-style-name="P1" draw:layer="layout" svg:x1="12.6cm" svg:y1="15.4cm" svg:x2="11.5cm" svg:y2="4.8cm">
          <text:p/>
        </draw:line>
        <draw:path draw:style-name="gr11" draw:text-style-name="P1" draw:layer="layout" svg:width="0.801cm" svg:height="0.808cm" draw:transform="rotate (-1.32959182416928) translate (12.6843930625334cm 13.4300410938749cm)" svg:viewBox="0 0 802 809" svg:d="m484 0c195 48 388 96 293 484s-290 341-484 293-268-169-293-484">
          <text:p/>
        </draw:path>
        <draw:frame draw:style-name="gr12" draw:text-style-name="P3" draw:layer="layout" svg:width="1cm" svg:height="0.864cm" svg:x="11.6cm" svg:y="13.9cm">
          <draw:text-box>
            <text:p><text:span text:style-name="T6">α</text:span><text:span text:style-name="T4">3</text:span></text:p>
          </draw:text-box>
        </draw:frame>
        <draw:frame draw:style-name="gr12" draw:text-style-name="P3" draw:layer="layout" svg:width="1cm" svg:height="0.864cm" svg:x="7.3cm" svg:y="14cm">
          <draw:text-box>
            <text:p><text:span text:style-name="T6">α</text:span><text:span text:style-name="T4">4</text:span></text:p>
          </draw:text-box>
        </draw:frame>
        <draw:path draw:style-name="gr13" draw:text-style-name="P1" draw:layer="layout" svg:width="1.091cm" svg:height="0.431cm" draw:transform="rotate (-1.81217536234571) translate (12.3196005978766cm 5.70329677917725cm)" svg:viewBox="0 0 1092 432" svg:d="m1092 266c-96-388-1017-367-1092 166">
          <text:p/>
        </draw:path>
        <draw:frame draw:style-name="gr12" draw:text-style-name="P3" draw:layer="layout" svg:width="1cm" svg:height="0.864cm" svg:x="12.1cm" svg:y="5.536cm">
          <draw:text-box>
            <text:p><text:span text:style-name="T3">Ө</text:span><text:span text:style-name="T4">5</text:span></text:p>
          </draw:text-box>
        </draw:frame>
      </draw:page>
      <draw:page draw:name="page2" draw:style-name="dp1" draw:master-page-name="Standard">
        <draw:line draw:style-name="gr1" draw:text-style-name="P1" draw:layer="layout" svg:x1="6.1cm" svg:y1="13.9cm" svg:x2="18cm" svg:y2="13.9cm">
          <text:p/>
        </draw:line>
        <draw:line draw:style-name="gr2" draw:text-style-name="P1" draw:layer="layout" svg:x1="9.1cm" svg:y1="11.8cm" svg:x2="14.7cm" svg:y2="9.2cm">
          <text:p/>
        </draw:line>
        <draw:line draw:style-name="gr3" draw:text-style-name="P1" draw:layer="layout" svg:x1="9.2cm" svg:y1="11.7cm" svg:x2="12.1cm" svg:y2="17.2cm">
          <text:p/>
        </draw:line>
        <draw:line draw:style-name="gr3" draw:text-style-name="P1" draw:layer="layout" svg:x1="14.6cm" svg:y1="9.3cm" svg:x2="17.5cm" svg:y2="14.5cm">
          <text:p/>
        </draw:line>
        <draw:line draw:style-name="gr4" draw:text-style-name="P1" draw:layer="layout" svg:x1="12cm" svg:y1="17.1cm" svg:x2="17.5cm" svg:y2="14.4cm">
          <text:p/>
        </draw:line>
        <draw:line draw:style-name="gr9" draw:text-style-name="P1" draw:layer="layout" svg:x1="14.3cm" svg:y1="13.9cm" svg:x2="12.1cm" svg:y2="10.3cm">
          <text:p/>
        </draw:line>
        <draw:line draw:style-name="gr9" draw:text-style-name="P1" draw:layer="layout" svg:x1="14.3cm" svg:y1="13.9cm" svg:x2="14.6cm" svg:y2="9.2cm">
          <text:p/>
        </draw:line>
        <draw:path draw:style-name="gr11" draw:text-style-name="P1" draw:layer="layout" svg:width="0.541cm" svg:height="0.717cm" draw:transform="rotate (-1.32959182416928) translate (14.6425682460449cm 13.6665316212239cm)" svg:viewBox="0 0 542 718" svg:d="m240 0c195 48 341 290 293 484s-168 267-363 220c-97-24-170-145-170-145">
          <text:p/>
        </draw:path>
        <draw:frame draw:style-name="gr12" draw:text-style-name="P2" draw:layer="layout" svg:width="1cm" svg:height="0.607cm" svg:x="14.3cm" svg:y="13.793cm">
          <draw:text-box>
            <text:p><text:span text:style-name="T1">Ө</text:span><text:span text:style-name="T2">1</text:span></text:p>
          </draw:text-box>
        </draw:frame>
        <draw:path draw:style-name="gr11" draw:text-style-name="P1" draw:layer="layout" svg:width="1.263cm" svg:height="1.294cm" draw:transform="rotate (-1.32959182416928) translate (14.8269613085782cm 13.1965727150989cm)" svg:viewBox="0 0 1264 1295" svg:d="m724 0c196 48 656 264 513 847s-726 439-823 415c0 0-315 26-414-410">
          <text:p/>
        </draw:path>
        <draw:frame draw:style-name="gr12" draw:text-style-name="P2" draw:layer="layout" svg:width="1cm" svg:height="0.607cm" svg:x="13.5cm" svg:y="14.114cm">
          <draw:text-box>
            <text:p><text:span text:style-name="T1">Ө</text:span><text:span text:style-name="T2">2</text:span></text:p>
          </draw:text-box>
        </draw:frame>
        <draw:line draw:style-name="gr9" draw:text-style-name="P1" draw:layer="layout" svg:x1="14.3cm" svg:y1="13.9cm" svg:x2="9.2cm" svg:y2="11.7cm">
          <text:p/>
        </draw:line>
        <draw:frame draw:style-name="gr12" draw:text-style-name="P3" draw:layer="layout" svg:width="1.8cm" svg:height="0.725cm" svg:x="16cm" svg:y="8.6cm">
          <draw:text-box>
            <text:p><text:span text:style-name="T5">i2-1</text:span></text:p>
          </draw:text-box>
        </draw:frame>
        <draw:frame draw:style-name="gr12" draw:text-style-name="P3" draw:layer="layout" svg:width="1.8cm" svg:height="0.725cm" svg:x="14.6cm" svg:y="9.075cm">
          <draw:text-box>
            <text:p><text:span text:style-name="T5">i1+1</text:span></text:p>
          </draw:text-box>
        </draw:frame>
        <draw:frame draw:style-name="gr12" draw:text-style-name="P3" draw:layer="layout" svg:width="1.8cm" svg:height="0.725cm" svg:x="8.6cm" svg:y="11.8cm">
          <draw:text-box>
            <text:p><text:span text:style-name="T5">i1</text:span></text:p>
          </draw:text-box>
        </draw:frame>
        <draw:frame draw:style-name="gr12" draw:text-style-name="P3" draw:layer="layout" svg:width="1cm" svg:height="0.725cm" svg:x="12.3cm" svg:y="10.2cm">
          <draw:text-box>
            <text:p><text:span text:style-name="T5">i2</text:span></text:p>
          </draw:text-box>
        </draw:frame>
        <draw:frame draw:style-name="gr12" draw:text-style-name="P3" draw:layer="layout" svg:width="1cm" svg:height="0.864cm" svg:x="11.6cm" svg:y="13.9cm">
          <draw:text-box>
            <text:p><text:span text:style-name="T6">α</text:span><text:span text:style-name="T4">3</text:span></text:p>
          </draw:text-box>
        </draw:frame>
        <draw:line draw:style-name="gr7" draw:text-style-name="P1" draw:layer="layout" svg:x1="9.1cm" svg:y1="3.8cm" svg:x2="15.3cm" svg:y2="7.8cm">
          <text:p/>
        </draw:line>
        <draw:line draw:style-name="gr5" draw:text-style-name="P1" draw:layer="layout" svg:x1="12.355cm" svg:y1="10.462cm" svg:x2="8.072cm" svg:y2="8.123cm">
          <text:p/>
        </draw:line>
        <draw:line draw:style-name="gr10" draw:text-style-name="P1" draw:layer="layout" svg:x1="15.071cm" svg:y1="7.737cm" svg:x2="10.356cm" svg:y2="6.369cm">
          <text:p/>
        </draw:line>
        <draw:line draw:style-name="gr1" draw:text-style-name="P1" draw:layer="layout" svg:x1="8.7cm" svg:y1="16.8cm" svg:x2="10.8cm" svg:y2="3.4cm">
          <text:p/>
        </draw:line>
        <draw:line draw:style-name="gr6" draw:text-style-name="P1" draw:layer="layout" svg:x1="8.161cm" svg:y1="8.409cm" svg:x2="9.117cm" svg:y2="3.717cm">
          <text:p/>
        </draw:line>
        <draw:line draw:style-name="gr8" draw:text-style-name="P1" draw:layer="layout" svg:x1="15.166cm" svg:y1="7.708cm" svg:x2="12.1cm" svg:y2="10.4cm">
          <text:p/>
        </draw:line>
        <draw:line draw:style-name="gr9" draw:text-style-name="P1" draw:layer="layout" svg:x1="12.134cm" svg:y1="10.425cm" svg:x2="10.326cm" svg:y2="6.274cm">
          <text:p/>
        </draw:line>
        <draw:path draw:style-name="gr14" draw:text-style-name="P1" draw:layer="layout" svg:width="1.091cm" svg:height="0.431cm" draw:transform="rotate (-1.51215326392789) translate (10.9557423057881cm 5.87328478511107cm)" svg:viewBox="0 0 1092 432" svg:d="m1092 266c-96-388-1017-367-1092 166">
          <text:p/>
        </draw:path>
        <draw:frame draw:style-name="gr12" draw:text-style-name="P3" draw:layer="layout" svg:width="1cm" svg:height="0.864cm" draw:transform="rotate (0.300022098417825) translate (10.697cm 5.778cm)">
          <draw:text-box>
            <text:p><text:span text:style-name="T3">Ө</text:span><text:span text:style-name="T4">5</text:span></text:p>
          </draw:text-box>
        </draw:frame>
      </draw:page>
      <draw:page draw:name="page3" draw:style-name="dp1" draw:master-page-name="Standard">
        <draw:line draw:style-name="gr1" draw:text-style-name="P1" draw:layer="layout" svg:x1="3cm" svg:y1="14.6cm" svg:x2="17.3cm" svg:y2="8cm">
          <text:p/>
        </draw:line>
        <draw:line draw:style-name="gr1" draw:text-style-name="P1" draw:layer="layout" svg:x1="2.6cm" svg:y1="13.9cm" svg:x2="22.3cm" svg:y2="13.9cm">
          <text:p/>
        </draw:line>
        <draw:line draw:style-name="gr1" draw:text-style-name="P1" draw:layer="layout" svg:x1="10.1cm" svg:y1="15.5cm" svg:x2="6.5cm" svg:y2="3.9cm">
          <text:p/>
        </draw:line>
        <draw:line draw:style-name="gr2" draw:text-style-name="P1" draw:layer="layout" svg:x1="9.1cm" svg:y1="11.8cm" svg:x2="14.7cm" svg:y2="9.2cm">
          <text:p/>
        </draw:line>
        <draw:line draw:style-name="gr3" draw:text-style-name="P1" draw:layer="layout" svg:x1="9.2cm" svg:y1="11.7cm" svg:x2="12.1cm" svg:y2="17.2cm">
          <text:p/>
        </draw:line>
        <draw:line draw:style-name="gr3" draw:text-style-name="P1" draw:layer="layout" svg:x1="14.6cm" svg:y1="9.3cm" svg:x2="17.5cm" svg:y2="14.5cm">
          <text:p/>
        </draw:line>
        <draw:line draw:style-name="gr4" draw:text-style-name="P1" draw:layer="layout" svg:x1="12cm" svg:y1="17.1cm" svg:x2="17.5cm" svg:y2="14.4cm">
          <text:p/>
        </draw:line>
        <draw:line draw:style-name="gr10" draw:text-style-name="P1" draw:layer="layout" svg:x1="7.8cm" svg:y1="11.6cm" svg:x2="8cm" svg:y2="8.9cm">
          <text:p/>
        </draw:line>
        <draw:line draw:style-name="gr9" draw:text-style-name="P1" draw:layer="layout" svg:x1="14.3cm" svg:y1="13.9cm" svg:x2="12.1cm" svg:y2="10.3cm">
          <text:p/>
        </draw:line>
        <draw:line draw:style-name="gr9" draw:text-style-name="P1" draw:layer="layout" svg:x1="14.3cm" svg:y1="13.9cm" svg:x2="14.6cm" svg:y2="9.2cm">
          <text:p/>
        </draw:line>
        <draw:path draw:style-name="gr11" draw:text-style-name="P1" draw:layer="layout" svg:width="0.541cm" svg:height="0.717cm" draw:transform="rotate (-1.32959182416928) translate (14.6425682460449cm 13.6665316212239cm)" svg:viewBox="0 0 542 718" svg:d="m240 0c195 48 341 290 293 484s-168 267-363 220c-97-24-170-145-170-145">
          <text:p/>
        </draw:path>
        <draw:frame draw:style-name="gr12" draw:text-style-name="P2" draw:layer="layout" svg:width="1cm" svg:height="0.607cm" svg:x="14.3cm" svg:y="13.793cm">
          <draw:text-box>
            <text:p><text:span text:style-name="T1">Ө</text:span><text:span text:style-name="T2">1</text:span></text:p>
          </draw:text-box>
        </draw:frame>
        <draw:path draw:style-name="gr11" draw:text-style-name="P1" draw:layer="layout" svg:width="1.263cm" svg:height="1.294cm" draw:transform="rotate (-1.32959182416928) translate (14.8269613085782cm 13.1965727150989cm)" svg:viewBox="0 0 1264 1295" svg:d="m724 0c196 48 656 264 513 847s-726 439-823 415c0 0-315 26-414-410">
          <text:p/>
        </draw:path>
        <draw:frame draw:style-name="gr12" draw:text-style-name="P2" draw:layer="layout" svg:width="1cm" svg:height="0.607cm" svg:x="13.5cm" svg:y="14.114cm">
          <draw:text-box>
            <text:p><text:span text:style-name="T1">Ө</text:span><text:span text:style-name="T2">2</text:span></text:p>
          </draw:text-box>
        </draw:frame>
        <draw:path draw:style-name="gr11" draw:text-style-name="P1" draw:layer="layout" svg:width="1.085cm" svg:height="0.98cm" draw:transform="rotate (-1.32959182416928) translate (9.73114649863523cm 13.2125861174449cm)" svg:viewBox="0 0 1086 981" svg:d="m707 0c193 48 438 314 367 605s-413 414-606 366-679-167-365-605">
          <text:p/>
        </draw:path>
        <draw:path draw:style-name="gr13" draw:text-style-name="P1" draw:layer="layout" svg:width="0.31cm" svg:height="1.074cm" draw:transform="rotate (1.32959182416928) translate (11.5175865345996cm 11.0000572725039cm)" svg:viewBox="0 0 311 1075" svg:d="m311 8c-436-98-342 702-149 1067">
          <text:p/>
        </draw:path>
        <draw:path draw:style-name="gr13" draw:text-style-name="P1" draw:layer="layout" svg:width="0.825cm" svg:height="0.449cm" draw:transform="rotate (-1.81217536234571) translate (11.1974725081051cm 9.99784931219484cm)" svg:viewBox="0 0 826 450" svg:d="m826 0c-390 508-293 484-826 409">
          <text:p/>
        </draw:path>
        <draw:frame draw:style-name="gr12" draw:text-style-name="P3" draw:layer="layout" svg:width="1cm" svg:height="0.864cm" svg:x="10cm" svg:y="9.936cm">
          <draw:text-box>
            <text:p><text:span text:style-name="T3">Ө</text:span><text:span text:style-name="T4">3</text:span></text:p>
          </draw:text-box>
        </draw:frame>
        <draw:path draw:style-name="gr13" draw:text-style-name="P1" draw:layer="layout" svg:width="0.828cm" svg:height="0.531cm" draw:transform="rotate (-1.81217536234571) translate (13.425cm 12.6cm)" svg:viewBox="0 0 829 532" svg:d="m0 0c120 486 368 656 829 440">
          <text:p/>
        </draw:path>
        <draw:line draw:style-name="gr9" draw:text-style-name="P1" draw:layer="layout" svg:x1="14.3cm" svg:y1="13.9cm" svg:x2="9.2cm" svg:y2="11.7cm">
          <text:p/>
        </draw:line>
        <draw:frame draw:style-name="gr12" draw:text-style-name="P3" draw:layer="layout" svg:width="1.8cm" svg:height="0.725cm" svg:x="12.6cm" svg:y="6cm">
          <draw:text-box>
            <text:p><text:span text:style-name="T5">i2-1</text:span></text:p>
          </draw:text-box>
        </draw:frame>
        <draw:frame draw:style-name="gr12" draw:text-style-name="P3" draw:layer="layout" svg:width="1.8cm" svg:height="0.725cm" svg:x="14.6cm" svg:y="9.075cm">
          <draw:text-box>
            <text:p><text:span text:style-name="T5">i1+1</text:span></text:p>
          </draw:text-box>
        </draw:frame>
        <draw:frame draw:style-name="gr12" draw:text-style-name="P3" draw:layer="layout" svg:width="1.8cm" svg:height="0.725cm" svg:x="8.6cm" svg:y="11.8cm">
          <draw:text-box>
            <text:p><text:span text:style-name="T5">i1</text:span></text:p>
          </draw:text-box>
        </draw:frame>
        <draw:frame draw:style-name="gr12" draw:text-style-name="P3" draw:layer="layout" svg:width="1cm" svg:height="0.725cm" svg:x="12.3cm" svg:y="10.2cm">
          <draw:text-box>
            <text:p><text:span text:style-name="T5">i2</text:span></text:p>
          </draw:text-box>
        </draw:frame>
        <draw:frame draw:style-name="gr12" draw:text-style-name="P3" draw:layer="layout" svg:width="1cm" svg:height="0.864cm" svg:x="9.5cm" svg:y="11.3cm">
          <draw:text-box>
            <text:p><text:span text:style-name="T3">Ө</text:span><text:span text:style-name="T4">4</text:span></text:p>
          </draw:text-box>
        </draw:frame>
        <draw:frame draw:style-name="gr12" draw:text-style-name="P3" draw:layer="layout" svg:width="1cm" svg:height="0.864cm" svg:x="12.2cm" svg:y="12.036cm">
          <draw:text-box>
            <text:p><text:span text:style-name="T6">α</text:span><text:span text:style-name="T4">1</text:span></text:p>
          </draw:text-box>
        </draw:frame>
        <draw:frame draw:style-name="gr12" draw:text-style-name="P3" draw:layer="layout" svg:width="1cm" svg:height="0.864cm" svg:x="11.4cm" svg:y="10.936cm">
          <draw:text-box>
            <text:p><text:span text:style-name="T6">α</text:span><text:span text:style-name="T4">2</text:span></text:p>
          </draw:text-box>
        </draw:frame>
        <draw:path draw:style-name="gr13" draw:text-style-name="P1" draw:layer="layout" svg:width="0.852cm" svg:height="0.496cm" draw:transform="rotate (-1.81217536234571) translate (10.7931278327137cm 11.4186896599363cm)" svg:viewBox="0 0 853 497" svg:d="m853 195c-290-341-778-232-853 302">
          <text:p/>
        </draw:path>
        <draw:line draw:style-name="gr1" draw:text-style-name="P1" draw:layer="layout" svg:x1="21.5cm" svg:y1="14.1cm" svg:x2="7cm" svg:y2="8.5cm">
          <text:p/>
        </draw:line>
        <draw:path draw:style-name="gr11" draw:text-style-name="P1" draw:layer="layout" svg:width="0.62cm" svg:height="0.888cm" draw:transform="rotate (-1.32959182416928) translate (21.3275557226171cm 13.6055035441646cm)" svg:viewBox="0 0 621 889" svg:d="m303 0c195 48 388 97 293 484s-290 341-484 293-71 291-97-24">
          <text:p/>
        </draw:path>
        <draw:frame draw:style-name="gr12" draw:text-style-name="P3" draw:layer="layout" svg:width="1cm" svg:height="0.864cm" svg:x="20.6cm" svg:y="14.036cm">
          <draw:text-box>
            <text:p><text:span text:style-name="T6">α</text:span><text:span text:style-name="T4">3</text:span></text:p>
          </draw:text-box>
        </draw:frame>
        <draw:frame draw:style-name="gr12" draw:text-style-name="P3" draw:layer="layout" svg:width="1cm" svg:height="0.864cm" svg:x="9.4cm" svg:y="14.236cm">
          <draw:text-box>
            <text:p><text:span text:style-name="T6">α</text:span><text:span text:style-name="T4">4</text:span></text:p>
          </draw:text-box>
        </draw:frame>
        <draw:line draw:style-name="gr9" draw:text-style-name="P1" draw:layer="layout" svg:x1="12.154cm" svg:y1="10.489cm" svg:x2="7.927cm" svg:y2="8.867cm">
          <text:p/>
        </draw:line>
        <draw:line draw:style-name="gr5" draw:text-style-name="P1" draw:layer="layout" svg:x1="12.334cm" svg:y1="10.357cm" svg:x2="7.664cm" svg:y2="11.771cm">
          <text:p/>
        </draw:line>
        <draw:line draw:style-name="gr6" draw:text-style-name="P1" draw:layer="layout" svg:x1="7.931cm" svg:y1="11.909cm" svg:x2="5.256cm" svg:y2="7.937cm">
          <text:p/>
        </draw:line>
        <draw:line draw:style-name="gr7" draw:text-style-name="P1" draw:layer="layout" svg:x1="5.433cm" svg:y1="8.028cm" svg:x2="12.477cm" svg:y2="6.378cm">
          <text:p/>
        </draw:line>
        <draw:line draw:style-name="gr8" draw:text-style-name="P1" draw:layer="layout" svg:x1="12.343cm" svg:y1="6.421cm" svg:x2="12.2cm" svg:y2="10.4cm">
          <text:p/>
        </draw:line>
        <draw:path draw:style-name="gr13" draw:text-style-name="P1" draw:layer="layout" svg:width="1.091cm" svg:height="0.431cm" draw:transform="rotate (-0.718377520120867) translate (8.08246745991394cm 8.1374237628686cm)" svg:viewBox="0 0 1092 432" svg:d="m1092 266c-96-388-1017-367-1092 166">
          <text:p/>
        </draw:path>
        <draw:frame draw:style-name="gr12" draw:text-style-name="P3" draw:layer="layout" svg:width="1cm" svg:height="0.864cm" draw:transform="rotate (1.09379784222485) translate (7.833cm 8.256cm)">
          <draw:text-box>
            <text:p><text:span text:style-name="T3">Ө</text:span><text:span text:style-name="T4">5</text:span></text:p>
          </draw:text-box>
        </draw:frame>
        <draw:frame draw:style-name="gr12" draw:text-style-name="P3" draw:layer="layout" svg:width="1.8cm" svg:height="0.725cm" svg:x="6.3cm" svg:y="11.7cm">
          <draw:text-box>
            <text:p><text:span text:style-name="T5">i2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1" draw:display-name="Arrowhead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Liljedahl</meta:initial-creator>
    <meta:creation-date>2013-09-01T21:58:25</meta:creation-date>
    <dc:date>2013-09-08T19:18:16</dc:date>
    <dc:creator>Marcus Liljedahl</dc:creator>
    <meta:editing-duration>PT1H27M37S</meta:editing-duration>
    <meta:editing-cycles>32</meta:editing-cycles>
    <meta:generator>LibreOffice/4.0.2.2$Linux_X86_64 LibreOffice_project/400m0$Build-2</meta:generator>
    <meta:document-statistic meta:object-count="105"/>
  </office:meta>
</office:document-meta>
</file>